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0.1637">
            <text:p>90.1637</text:p>
          </table:table-cell>
          <table:table-cell office:value-type="float" office:value="3102">
            <text:p>3102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131">
            <text:p>96.1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6526">
            <text:p>97.6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1923">
            <text:p>99.1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85">
            <text:p>95.8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64">
            <text:p>96.6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1462">
            <text:p>96.14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6211">
            <text:p>97.6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1214">
            <text:p>97.1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1556">
            <text:p>99.1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1421">
            <text:p>98.1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1059">
            <text:p>95.1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3429">
            <text:p>96.3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8974">
            <text:p>96.897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2962">
            <text:p>97.296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643">
            <text:p>98.4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6438">
            <text:p>98.6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6273">
            <text:p>95.6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8059">
            <text:p>96.8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8572">
            <text:p>96.85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4941">
            <text:p>97.4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1246">
            <text:p>96.124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.5636">
            <text:p>96.5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4095">
            <text:p>98.409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542">
            <text:p>97.95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0947">
            <text:p>97.094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8.0765">
            <text:p>98.0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6421">
            <text:p>97.6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0357">
            <text:p>97.0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8734">
            <text:p>97.87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583">
            <text:p>96.58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6.9826">
            <text:p>96.9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759">
            <text:p>97.475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082">
            <text:p>97.08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.28">
            <text:p>95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0257">
            <text:p>98.02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9067">
            <text:p>95.9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8286">
            <text:p>96.828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2367">
            <text:p>96.23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18">
            <text:p>96.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6693">
            <text:p>96.669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2549">
            <text:p>97.254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9722">
            <text:p>96.97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7625">
            <text:p>96.7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833">
            <text:p>97.4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634">
            <text:p>97.56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4375">
            <text:p>95.4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438">
            <text:p>98.143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1955">
            <text:p>95.19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3455">
            <text:p>97.34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812">
            <text:p>97.28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15">
            <text:p>99.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0833">
            <text:p>98.08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17">
            <text:p>97.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15">
            <text:p>97.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8177">
            <text:p>96.817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191">
            <text:p>97.3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084">
            <text:p>97.308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0966">
            <text:p>96.096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9167">
            <text:p>95.9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7273">
            <text:p>97.727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9146">
            <text:p>96.914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75">
            <text:p>97.77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.5912">
            <text:p>96.59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609">
            <text:p>97.06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4739">
            <text:p>97.47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45">
            <text:p>96.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3857">
            <text:p>95.38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0778">
            <text:p>98.0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0415">
            <text:p>98.041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02">
            <text:p>99.0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1833">
            <text:p>99.1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454">
            <text:p>97.445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417">
            <text:p>98.4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72">
            <text:p>97.8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6063">
            <text:p>98.6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409">
            <text:p>97.8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367">
            <text:p>96.536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0214">
            <text:p>97.0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69">
            <text:p>97.4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3704">
            <text:p>97.37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5.88">
            <text:p>95.8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4">
            <text:p>97.6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97">
            <text:p>97.39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361">
            <text:p>96.736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87">
            <text:p>97.8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6632">
            <text:p>97.6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9708">
            <text:p>97.97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4849">
            <text:p>96.48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5034">
            <text:p>97.503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35">
            <text:p>97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9445">
            <text:p>96.944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9123">
            <text:p>96.912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692">
            <text:p>96.9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095">
            <text:p>97.3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1029">
            <text:p>96.10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">
            <text:p>98.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706">
            <text:p>97.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555">
            <text:p>97.0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992">
            <text:p>97.9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914">
            <text:p>97.291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7.3813">
            <text:p>97.3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981">
            <text:p>96.798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5.9111">
            <text:p>95.9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919">
            <text:p>97.591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174">
            <text:p>98.3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105">
            <text:p>96.6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178">
            <text:p>98.31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0348">
            <text:p>97.034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766">
            <text:p>97.076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8.45">
            <text:p>98.4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7625">
            <text:p>98.76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428">
            <text:p>98.4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0263">
            <text:p>96.026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6977">
            <text:p>96.697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804">
            <text:p>96.8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1375">
            <text:p>97.13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4436">
            <text:p>96.443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.4389">
            <text:p>96.4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486">
            <text:p>98.34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0222">
            <text:p>98.0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1083">
            <text:p>97.108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431">
            <text:p>97.443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29">
            <text:p>96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53">
            <text:p>98.0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27">
            <text:p>96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8778">
            <text:p>95.8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5895">
            <text:p>96.58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3813">
            <text:p>97.3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3818">
            <text:p>96.3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643">
            <text:p>95.964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8912">
            <text:p>95.891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4454">
            <text:p>97.445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58">
            <text:p>97.25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0558">
            <text:p>98.055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864">
            <text:p>96.9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6067">
            <text:p>96.6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7622">
            <text:p>96.76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7714">
            <text:p>98.7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8769">
            <text:p>96.87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5069">
            <text:p>96.50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952">
            <text:p>95.895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2115">
            <text:p>97.2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3803">
            <text:p>97.380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7.0522">
            <text:p>97.0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53">
            <text:p>97.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35">
            <text:p>97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5563">
            <text:p>98.5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9833">
            <text:p>95.9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5346">
            <text:p>96.534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4875">
            <text:p>95.4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677">
            <text:p>97.767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0556">
            <text:p>98.0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9">
            <text:p>96.8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9969">
            <text:p>96.99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812">
            <text:p>96.8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0445">
            <text:p>97.04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35">
            <text:p>96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4.8556">
            <text:p>94.8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5625">
            <text:p>95.5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4875">
            <text:p>95.4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243">
            <text:p>97.324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5.16">
            <text:p>95.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2323">
            <text:p>98.23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0793">
            <text:p>97.07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478">
            <text:p>97.447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">
            <text:p>96.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9475">
            <text:p>96.94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.52">
            <text:p>98.5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6078">
            <text:p>95.607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5533">
            <text:p>96.553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.0435">
            <text:p>97.04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225">
            <text:p>94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8533">
            <text:p>95.8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4">
            <text:p>96.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7328">
            <text:p>96.732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278">
            <text:p>97.5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1088">
            <text:p>97.108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96">
            <text:p>97.59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5222">
            <text:p>96.522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5087">
            <text:p>97.5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7929">
            <text:p>97.79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9044">
            <text:p>97.90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211">
            <text:p>98.1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188">
            <text:p>97.31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875">
            <text:p>97.8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2">
            <text:p>97.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875">
            <text:p>96.7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549">
            <text:p>97.254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5039">
            <text:p>96.50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2549">
            <text:p>96.254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542">
            <text:p>96.254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6.558">
            <text:p>96.55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1">
            <text:p>96.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25">
            <text:p>97.5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044">
            <text:p>97.90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596">
            <text:p>97.259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1778">
            <text:p>97.17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1727">
            <text:p>99.1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9857">
            <text:p>96.98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0895">
            <text:p>97.089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4">
            <text:p>96.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1923">
            <text:p>99.1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396">
            <text:p>97.639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9.1545">
            <text:p>99.1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75">
            <text:p>97.6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1069">
            <text:p>97.10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781">
            <text:p>97.7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27">
            <text:p>96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188">
            <text:p>97.3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16">
            <text:p>99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214">
            <text:p>97.1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2333">
            <text:p>98.23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2824">
            <text:p>96.2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4621">
            <text:p>97.462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1185">
            <text:p>98.11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5059">
            <text:p>97.5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3191">
            <text:p>96.319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4706">
            <text:p>97.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538">
            <text:p>97.6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6211">
            <text:p>98.6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177">
            <text:p>97.417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8412">
            <text:p>96.8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5125">
            <text:p>95.5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003">
            <text:p>96.00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923">
            <text:p>99.1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4842">
            <text:p>95.4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925">
            <text:p>97.9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9478">
            <text:p>97.947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0834">
            <text:p>97.083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133">
            <text:p>97.2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345">
            <text:p>97.434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89">
            <text:p>96.8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0143">
            <text:p>97.01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945">
            <text:p>98.094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0222">
            <text:p>97.0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067">
            <text:p>97.20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263">
            <text:p>97.626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1069">
            <text:p>97.10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7357">
            <text:p>95.7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322">
            <text:p>96.73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1786">
            <text:p>95.178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5579">
            <text:p>96.5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853">
            <text:p>96.8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5229">
            <text:p>97.52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2776">
            <text:p>97.277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853">
            <text:p>96.8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1316">
            <text:p>97.1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279">
            <text:p>96.727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0147">
            <text:p>98.014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9208">
            <text:p>97.92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formula="of:=SUM([.A1:.A500])/500" office:value-type="float" office:value="97.7321294000001">
            <text:p>97.7321294</text:p>
          </table:table-cell>
          <table:table-cell table:formula="of:=SUM([.B1:.B500])/500" office:value-type="float" office:value="24.57">
            <text:p>24.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2:0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2:08:08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